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rusoe,%20Robinson%20(Fictitious%20character)" text:style-name="Internet_20_link" text:visited-style-name="Visited_20_Internet_20_Link">Crusoe, Robinson (Fictitious character)</text:a></text:p>
      <text:p text:style-name="Standard"><text:a xlink:type="simple" xlink:href="https://search.worldcat.org/fr/search?q=su%3ADefoe,%20Daniel,%201661?-1731" text:style-name="Internet_20_link" text:visited-style-name="Visited_20_Internet_20_Link"><text:span text:style-name="T3">Defoe, Daniel, 1661?-1731</text:span></text:a></text:p>
      <text:p text:style-name="Standard"><text:a xlink:type="simple" xlink:href="https://search.worldcat.org/fr/search?q=su%3ARobinson%20Crusoe%20(Defoe,%20Daniel)" text:style-name="Internet_20_link" text:visited-style-name="Visited_20_Internet_20_Link"><text:span text:style-name="T3">Robinson Crusoe (Defoe, Daniel)</text:span></text:a></text:p>
      <text:p text:style-name="Standard"><text:a xlink:type="simple" xlink:href="https://search.worldcat.org/fr/search?q=su%3AShipwreck%20survival%20in%20literature" text:style-name="Internet_20_link" text:visited-style-name="Visited_20_Internet_20_Link"><text:span text:style-name="T3">Shipwreck survival in literature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5:56.681000000</dc:date>
    <meta:editing-duration>PT1M24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15" meta:character-count="127" meta:non-whitespace-character-count="116"/>
  </office:meta>
</office:document-meta>
</file>